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vod</text:p>
      <text:p text:style-name="Standard"/>
      <text:p text:style-name="Standard">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Standard">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 </text:p>
      <text:p text:style-name="Standard">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Standard">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Standard">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Standard">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Standard">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Standard">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Modelovacie nastroje</text:p>
      <text:p text:style-name="Standard"/>
      <text:p text:style-name="Standard">\section{Business Process Modeling Notation}</text:p>
      <text:p text:style-name="Standard">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Standard">BPMN definuje Business Process Diagram (BPD), ktorý graficky znázorňuje postupnosti firemných procesov. Objekty zachytené v grafe reprezentujú aktivity a orientované hrany naznačujú poradie ich vykonania. </text:p>
      <text:p text:style-name="Standard"/>
      <text:p text:style-name="Standard">\subsection{Rozdelenie objektov v BPMN}</text:p>
      <text:p text:style-name="Standard">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Standard">Základne kategórie elementov sú:</text:p>
      <text:p text:style-name="Standard">\begin{itemize}</text:p>
      <text:p text:style-name="Standard"><text:s/>\item Tokové objekty (Flow Objects) </text:p>
      <text:p text:style-name="Standard"><text:s/>\item Spojovací objekty (Connecting Objects)</text:p>
      <text:p text:style-name="Standard"><text:s/>\item Plavecké dráhy <text:s/>(Swimlanes)</text:p>
      <text:p text:style-name="Standard"><text:s/>\item Artefakty (Artifacts)</text:p>
      <text:p text:style-name="Standard">\end{itemize}</text:p>
      <text:p text:style-name="Standard"/>
      <text:p text:style-name="Standard">\subsection{Tokové objekty}</text:p>
      <text:p text:style-name="Standard">Tokové objekty sú základné objekty BPD udávajú správanie firemného procesu. Definované sú tri Flow Objects: \\</text:p>
      <text:p text:style-name="Standard"/>
      <text:p text:style-name="Standard">\textbf{Udalosť (Event)}</text:p>
      <text:p text:style-name="Standard">\begin{center}\includegraphics{pic/event.png}\end{center}</text:p>
      <text:p text:style-name="Standard">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Standard">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Standard">Medziľahlé udalosti môžeme naviazať na aktivity čím určíme ich alternatívne ukončenia. Napríklad vypršanie času pre ukončenie aktivity, výskyt chyby počas behu a iné. \\ <text:s/></text:p>
      <text:p text:style-name="Standard"/>
      <text:p text:style-name="Standard">\begin{figure}[ht]</text:p>
      <text:p text:style-name="Standard"><text:s/>\centering</text:p>
      <text:p text:style-name="Standard"><text:s/>\includegraphics{pic/eventtypes.png}</text:p>
      <text:p text:style-name="Standard"><text:s/>\caption{Zoznam podtypov udalostí.}</text:p>
      <text:p text:style-name="Standard"><text:s/>\label{fig:evtyp}</text:p>
      <text:p text:style-name="Standard">\end{figure}</text:p>
      <text:p text:style-name="Standard"><text:soft-page-break/></text:p>
      <text:p text:style-name="Standard">\textbf{Aktivita (Activity)}</text:p>
      <text:p text:style-name="Standard">\begin{center}\includegraphics{pic/activity.png}\end{center}</text:p>
      <text:p text:style-name="Standard">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Standard"/>
      <text:p text:style-name="Standard">\textbf{Brána (Gateway)}</text:p>
      <text:p text:style-name="Standard">\begin{center}\includegraphics{pic/gateway.png}\end{center}</text:p>
      <text:p text:style-name="Standard">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Standard"/>
      <text:p text:style-name="Standard">\subsection{Spojovací objekty (Connecting Objects)}</text:p>
      <text:p text:style-name="Standard">Tokové objekty sa spájajú a vytvárajú základnú kostru firemného procesu. Spojovací objekty zabezpečujú toto prepojenie a taktiež umožňujú pripájanie artefaktov. \\</text:p>
      <text:p text:style-name="Standard"/>
      <text:p text:style-name="Standard">\textbf{Sekvenční tok (Sequence Flow)}</text:p>
      <text:p text:style-name="Standard">\begin{center}\includegraphics{pic/seqflow.png}\end{center}</text:p>
      <text:p text:style-name="Standard">Sekvenční tok reprezentuje neprerušovaná čiara s vyplnenou šípkou. Vyznačuje poradie v akom sú aktivity vykonávané v procese.\\</text:p>
      <text:p text:style-name="Standard"/>
      <text:p text:style-name="Standard">\textbf{Tok sprav (Message Flow)}</text:p>
      <text:p text:style-name="Standard">\begin{center}\includegraphics{pic/msgflow.png}\end{center}</text:p>
      <text:p text:style-name="Standard">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Standard"/>
      <text:p text:style-name="Standard">\textbf{Asociácia (Association)}</text:p>
      <text:p text:style-name="Standard">\begin{center}\includegraphics{pic/association.png}\end{center}</text:p>
      <text:p text:style-name="Standard">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Standard"/>
      <text:p text:style-name="Standard">\subsection{Plavecké dráhy <text:s/>(Swimlanes)}</text:p>
      <text:p text:style-name="Standard">Plavecké dráhy sa používajú ako prostriedok pre organizáciu aktivít. Opticky sa pomocou nich oddeľujú zodpovednosti roli alebo usporiadanie činnosti v procese.\\</text:p>
      <text:p text:style-name="Standard"/>
      <text:p text:style-name="Standard">\textbf{Pool}</text:p>
      <text:p text:style-name="Standard">\begin{center}\includegraphics{pic/pool.png}\end{center}</text:p>
      <text:p text:style-name="Standard">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text:soft-page-break/>\ref{fig:polex}] \\</text:p>
      <text:p text:style-name="Standard"/>
      <text:p text:style-name="Standard">\begin{figure}[ht]</text:p>
      <text:p text:style-name="Standard"><text:s/>\centering</text:p>
      <text:p text:style-name="Standard"><text:s/>\includegraphics[width=\linewidth]{pic/poolex.png}</text:p>
      <text:p text:style-name="Standard"><text:s/>\caption{Príklad využitia poolu.}</text:p>
      <text:p text:style-name="Standard"><text:s/>\label{fig:polex}</text:p>
      <text:p text:style-name="Standard">\end{figure}</text:p>
      <text:p text:style-name="Standard"/>
      <text:p text:style-name="Standard">\textbf{Dráha (Lane)}</text:p>
      <text:p text:style-name="Standard">\begin{center}\includegraphics{pic/lane.png}\end{center}</text:p>
      <text:p text:style-name="Standard">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Standard"/>
      <text:p text:style-name="Standard">\begin{figure}[ht]</text:p>
      <text:p text:style-name="Standard"><text:s/>\centering</text:p>
      <text:p text:style-name="Standard"><text:s/>\includegraphics[width=\linewidth]{pic/laneex.png}</text:p>
      <text:p text:style-name="Standard"><text:s/>\caption{Príklad využitia dráhy.}</text:p>
      <text:p text:style-name="Standard"><text:s/>\label{fig:lanex}</text:p>
      <text:p text:style-name="Standard">\end{figure}</text:p>
      <text:p text:style-name="Standard"/>
      <text:p text:style-name="Standard">\subsection{Artefakty (Artifacts)}</text:p>
      <text:p text:style-name="Standard">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Standard"/>
      <text:p text:style-name="Standard">\textbf{Dátový objekt (Data Object)}</text:p>
      <text:p text:style-name="Standard">\begin{center}\includegraphics{pic/data.png}\end{center}</text:p>
      <text:p text:style-name="Standard">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Standard"/>
      <text:p text:style-name="Standard">\textbf{ Skupina (Group)}</text:p>
      <text:p text:style-name="Standard">\begin{center}\includegraphics{pic/group.png}\end{center}</text:p>
      <text:p text:style-name="Standard">Skupina je znázorňovaná prerušovaným obdĺžnikom a používa sa pre dokumentačné a analytické účeli. Nejak neovplyvňuje tok procesu. \\</text:p>
      <text:p text:style-name="Standard"/>
      <text:p text:style-name="Standard">\textbf{Poznámka <text:s/>(Annotation)}</text:p>
      <text:p text:style-name="Standard">\begin{center}\includegraphics{pic/annotation.png}\end{center}</text:p>
      <text:p text:style-name="Standard">Anotácia slúži na zachytenie dodatočnej textovej informácie pre čitateľa diagramu. K objektu je pripojená pomocou asociácie. \\</text:p>
      <text:p text:style-name="Standard"/>
      <text:p text:style-name="Standard">\subsection{Výužitie BPMN}</text:p>
      <text:p text:style-name="Standard">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informácii na rozličných úrovniach detailu. Podla miery záberu moderovaných procesov sa BPD delia na dve základné skupiny.</text:p>
      <text:p text:style-name="Standard">\begin{description}</text:p>
      <text:p text:style-name="Standard"><text:soft-page-break/><text:s/>\item[Kooperatívne medzi-firemné procesy] Kooperatívny typ diagramu zachytáva medzi-firemne procesy. Jeho hlavným cieľom je znázornenie vzťahov medzi dvomi a viacerými procesmi. Dôraz je kladený na modelovanie vzájomnej komunikácie. Obrázok \ref{fig:polex} je príkladom kooperatívneho medzi-firemneho procesu. </text:p>
      <text:p text:style-name="Standard"><text:s/>\item[Interné firemné procesy] Interné procesy firmy sú zachytene v hierarchii diagramov. Najvyššia úroveň zachytáva hlavný firemný proces, ktorý je skr podprocesy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í na obrázku \ref{fig:subproc}. </text:p>
      <text:p text:style-name="Standard">\end{description}</text:p>
      <text:p text:style-name="Standard"/>
      <text:p text:style-name="Standard">\begin{figure}[hb]</text:p>
      <text:p text:style-name="Standard"><text:s/>\centering</text:p>
      <text:p text:style-name="Standard"><text:s/>\includegraphics[width=\linewidth]{pic/seqflow.png}</text:p>
      <text:p text:style-name="Standard"><text:s/>\caption{Interný proces vysokej úrovne.}</text:p>
      <text:p text:style-name="Standard"><text:s/>\label{fig:hlproc}</text:p>
      <text:p text:style-name="Standard">\end{figure}</text:p>
      <text:p text:style-name="Standard"/>
      <text:p text:style-name="Standard">\begin{figure}[hb]</text:p>
      <text:p text:style-name="Standard"><text:s/>\centering</text:p>
      <text:p text:style-name="Standard"><text:s/>\includegraphics[width=\linewidth]{pic/seqflow.png}</text:p>
      <text:p text:style-name="Standard"><text:s/>\caption{Interný proces vysokej úrovne.}</text:p>
      <text:p text:style-name="Standard"><text:s/>\label{fig:subproc}</text:p>
      <text:p text:style-name="Standard">\end{figure}</text:p>
      <text:p text:style-name="Standard">\section{Unified Modeling Language}</text:p>
      <text:p text:style-name="Standard"/>
      <text:p text:style-name="Standard">\section{BPEL???}</text:p>
      <text:p text:style-name="Standard"/>
      <text:p text:style-name="Standard">\section{SO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3-22T21:25:30</dc:date>
    <dc:creator>Miroslav Ligas</dc:creator>
    <meta:editing-duration>PT20H14M46S</meta:editing-duration>
    <meta:editing-cycles>29</meta:editing-cycles>
    <meta:generator>OpenOffice.org/3.0$Linux OpenOffice.org_project/300m15$Build-9379</meta:generator>
    <meta:document-statistic meta:table-count="0" meta:image-count="0" meta:object-count="0" meta:page-count="5" meta:paragraph-count="104" meta:word-count="1598" meta:character-count="13027"/>
    <meta:user-defined meta:name="Info 1"/>
    <meta:user-defined meta:name="Info 2"/>
    <meta:user-defined meta:name="Info 3"/>
    <meta:user-defined meta:name="Info 4"/>
  </office:meta>
</office:document-meta>
</file>